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1.616cm" style:rel-column-width="916*"/>
    </style:style>
    <style:style style:name="Tabell1.B" style:family="table-column">
      <style:table-column-properties style:column-width="2.06cm" style:rel-column-width="1168*"/>
    </style:style>
    <style:style style:name="Tabell1.C" style:family="table-column">
      <style:table-column-properties style:column-width="11.977cm" style:rel-column-width="6790*"/>
    </style:style>
    <style:style style:name="Tabell1.D" style:family="table-column">
      <style:table-column-properties style:column-width="1.348cm" style:rel-column-width="764*"/>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data-style-name="N0">
      <style:table-cell-properties fo:padding="0.097cm" fo:border-left="0.002cm solid #000000" fo:border-right="0.002cm solid #000000" fo:border-top="none" fo:border-bottom="0.002cm solid #000000"/>
    </style:style>
    <style:style style:name="Tabell1.D16"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616cm" style:rel-column-width="916*"/>
    </style:style>
    <style:style style:name="Tabell2.B" style:family="table-column">
      <style:table-column-properties style:column-width="2.06cm" style:rel-column-width="1168*"/>
    </style:style>
    <style:style style:name="Tabell2.C" style:family="table-column">
      <style:table-column-properties style:column-width="11.977cm" style:rel-column-width="6790*"/>
    </style:style>
    <style:style style:name="Tabell2.D" style:family="table-column">
      <style:table-column-properties style:column-width="1.348cm" style:rel-column-width="764*"/>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D2" style:family="table-cell" style:data-style-name="N0">
      <style:table-cell-properties fo:padding="0.097cm" fo:border-left="0.002cm solid #000000" fo:border-right="0.002cm solid #000000" fo:border-top="none" fo:border-bottom="0.002cm solid #000000"/>
    </style:style>
    <style:style style:name="Tabell2.D1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able_20_Heading">
      <style:paragraph-properties fo:text-align="center"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normal" style:font-weight-asian="normal" style:font-weight-complex="normal"/>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text-properties fo:font-weight="normal" style:font-weight-asian="normal" style:font-weight-complex="normal"/>
    </style:style>
    <style:style style:name="P9" style:family="paragraph" style:parent-style-name="Table_20_Heading">
      <style:paragraph-properties fo:text-align="center" style:justify-single-word="false"/>
      <style:text-properties fo:font-weight="normal" style:font-weight-asian="normal" style:font-weight-complex="normal"/>
    </style:style>
    <style:style style:name="P10" style:family="paragraph" style:parent-style-name="Table_20_Heading">
      <style:paragraph-properties fo:text-align="start" style:justify-single-word="false"/>
      <style:text-properties fo:font-weight="normal" style:font-weight-asian="normal" style:font-weight-complex="normal"/>
    </style:style>
    <style:style style:name="P11" style:family="paragraph" style:parent-style-name="Standard">
      <style:text-properties fo:font-size="18pt" fo:font-weight="bold" style:font-size-asian="18pt" style:font-weight-asian="bold" style:font-size-complex="18pt" style:font-weight-complex="bold"/>
    </style:style>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1pt" fo:font-style="normal" fo:text-shadow="none" style:text-underline-style="none" style:font-name-asian="Arial" style:font-size-asian="11pt" style:font-style-asian="normal" style:font-name-complex="Arial" style:font-size-complex="11pt" style:font-style-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ppgift</text:p>
      <text:p text:style-name="Standard"/>
      <text:p text:style-name="Standard">Göra en bil som kan detektera avstånd till objekt och skicka den datan vidare till vår kontrollenhet. Genom att få distans till objekt hoppas vi kunna köra bilen utan att vara i samma rum. Bilens hastighet styras av pulsen och styrningen genom vinkeln på kontrollen. </text:p>
      <text:p text:style-name="Standard"/>
      <text:p text:style-name="Standard"/>
      <text:p text:style-name="P2">Kravlista för bilen</text:p>
      <text:p text:style-name="Standard"/>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Table_20_Heading">Index</text:p>
          </table:table-cell>
          <table:table-cell table:style-name="Tabell1.A1" office:value-type="string">
            <text:p text:style-name="Table_20_Heading">Historik</text:p>
          </table:table-cell>
          <table:table-cell table:style-name="Tabell1.A1" office:value-type="string">
            <text:p text:style-name="Table_20_Heading">Uppgift</text:p>
          </table:table-cell>
          <table:table-cell table:style-name="Tabell1.D1" office:value-type="string">
            <text:p text:style-name="Table_20_Heading">Prio</text:p>
          </table:table-cell>
        </table:table-row>
        <table:table-row>
          <table:table-cell table:style-name="Tabell1.A2" office:value-type="float" office:value="1">
            <text:p text:style-name="P4">1</text:p>
          </table:table-cell>
          <table:table-cell table:style-name="Tabell1.B2" office:value-type="string">
            <text:p text:style-name="P4">Orginal</text:p>
          </table:table-cell>
          <table:table-cell table:style-name="Tabell1.B2" office:value-type="string">
            <text:p text:style-name="Table_20_Contents">Bilen ska ha två MCUs. En som tar hand om sensorer och en som sköter motor och BT-kommunikation</text:p>
          </table:table-cell>
          <table:table-cell table:style-name="Tabell1.D2" office:value-type="float" office:value="1">
            <text:p text:style-name="P4">1</text:p>
          </table:table-cell>
        </table:table-row>
        <table:table-row>
          <table:table-cell table:style-name="Tabell1.A2" office:value-type="float" office:value="2">
            <text:p text:style-name="P4">2</text:p>
          </table:table-cell>
          <table:table-cell table:style-name="Tabell1.B2" office:value-type="string">
            <text:p text:style-name="P4">Orginal</text:p>
          </table:table-cell>
          <table:table-cell table:style-name="Tabell1.B2" office:value-type="string">
            <text:p text:style-name="Table_20_Contents">Bilen ska ha en IR-sensor som mäter avstånd till objekt.</text:p>
          </table:table-cell>
          <table:table-cell table:style-name="Tabell1.D2" office:value-type="float" office:value="1">
            <text:p text:style-name="P4">1</text:p>
          </table:table-cell>
        </table:table-row>
        <table:table-row>
          <table:table-cell table:style-name="Tabell1.A2" office:value-type="float" office:value="3">
            <text:p text:style-name="P4">3</text:p>
          </table:table-cell>
          <table:table-cell table:style-name="Tabell1.B2" office:value-type="string">
            <text:p text:style-name="P4">Orginal</text:p>
          </table:table-cell>
          <table:table-cell table:style-name="Tabell1.B2" office:value-type="string">
            <text:p text:style-name="Table_20_Contents">IR Sensorn ska styras med en mikrokontroller och skicka data via I2C bussen till Master. </text:p>
          </table:table-cell>
          <table:table-cell table:style-name="Tabell1.D2" office:value-type="float" office:value="1">
            <text:p text:style-name="P4">1</text:p>
          </table:table-cell>
        </table:table-row>
        <table:table-row>
          <table:table-cell table:style-name="Tabell1.A2" office:value-type="float" office:value="4">
            <text:p text:style-name="P4">4</text:p>
          </table:table-cell>
          <table:table-cell table:style-name="Tabell1.B2" office:value-type="string">
            <text:p text:style-name="P4">Orginal</text:p>
          </table:table-cell>
          <table:table-cell table:style-name="Tabell1.B2" office:value-type="string">
            <text:p text:style-name="Table_20_Contents">Bilen ska kunna köra framåt, bakåt, höger och vänster</text:p>
          </table:table-cell>
          <table:table-cell table:style-name="Tabell1.D2" office:value-type="float" office:value="1">
            <text:p text:style-name="P4">1</text:p>
          </table:table-cell>
        </table:table-row>
        <table:table-row>
          <table:table-cell table:style-name="Tabell1.A2" office:value-type="float" office:value="5">
            <text:p text:style-name="P4">5</text:p>
          </table:table-cell>
          <table:table-cell table:style-name="Tabell1.B2" office:value-type="string">
            <text:p text:style-name="P4">Orginal</text:p>
          </table:table-cell>
          <table:table-cell table:style-name="Tabell1.B2" office:value-type="string">
            <text:p text:style-name="Table_20_Contents">Bilen ska kunna skicka distansdata till vår kontroll</text:p>
          </table:table-cell>
          <table:table-cell table:style-name="Tabell1.D2" office:value-type="float" office:value="1">
            <text:p text:style-name="P4">1</text:p>
          </table:table-cell>
        </table:table-row>
        <table:table-row>
          <table:table-cell table:style-name="Tabell1.A2" office:value-type="float" office:value="6">
            <text:p text:style-name="P4">6</text:p>
          </table:table-cell>
          <table:table-cell table:style-name="Tabell1.B2" office:value-type="string">
            <text:p text:style-name="P4">Orginal</text:p>
          </table:table-cell>
          <table:table-cell table:style-name="Tabell1.B2" office:value-type="string">
            <text:p text:style-name="Table_20_Contents">Bilen ska kunna tända röda lampor när den bromsar eller stannar</text:p>
          </table:table-cell>
          <table:table-cell table:style-name="Tabell1.D2" office:value-type="float" office:value="2">
            <text:p text:style-name="P4">2</text:p>
          </table:table-cell>
        </table:table-row>
        <table:table-row>
          <table:table-cell table:style-name="Tabell1.A2" office:value-type="float" office:value="7">
            <text:p text:style-name="P4">7</text:p>
          </table:table-cell>
          <table:table-cell table:style-name="Tabell1.B2" office:value-type="string">
            <text:p text:style-name="P4">Orginal</text:p>
          </table:table-cell>
          <table:table-cell table:style-name="Tabell1.B2" office:value-type="string">
            <text:p text:style-name="Table_20_Contents">Bilens lampor ska tändas när det blir mörkt</text:p>
          </table:table-cell>
          <table:table-cell table:style-name="Tabell1.D2" office:value-type="float" office:value="2">
            <text:p text:style-name="P4">2</text:p>
          </table:table-cell>
        </table:table-row>
        <table:table-row>
          <table:table-cell table:style-name="Tabell1.A2" office:value-type="float" office:value="8">
            <text:p text:style-name="P4">8</text:p>
          </table:table-cell>
          <table:table-cell table:style-name="Tabell1.B2" office:value-type="string">
            <text:p text:style-name="P4">Orginal</text:p>
          </table:table-cell>
          <table:table-cell table:style-name="Tabell1.B2" office:value-type="string">
            <text:p text:style-name="Table_20_Contents">De två MCU:erna på bilen ska kommunicera med varandra genom I2C.</text:p>
          </table:table-cell>
          <table:table-cell table:style-name="Tabell1.D2" office:value-type="float" office:value="1">
            <text:p text:style-name="P4">1</text:p>
          </table:table-cell>
        </table:table-row>
        <table:table-row>
          <table:table-cell table:style-name="Tabell1.A2" office:value-type="float" office:value="9">
            <text:p text:style-name="P4">9</text:p>
          </table:table-cell>
          <table:table-cell table:style-name="Tabell1.B2" office:value-type="string">
            <text:p text:style-name="P4">Orginal</text:p>
          </table:table-cell>
          <table:table-cell table:style-name="Tabell1.B2" office:value-type="string">
            <text:p text:style-name="Table_20_Contents">Bilen ska kunna tända RGB stripes som sitter under bilen</text:p>
          </table:table-cell>
          <table:table-cell table:style-name="Tabell1.D2" office:value-type="float" office:value="2">
            <text:p text:style-name="P4">2</text:p>
          </table:table-cell>
        </table:table-row>
        <table:table-row>
          <table:table-cell table:style-name="Tabell1.A2" office:value-type="float" office:value="10">
            <text:p text:style-name="P4">10</text:p>
          </table:table-cell>
          <table:table-cell table:style-name="Tabell1.B2" office:value-type="string">
            <text:p text:style-name="P4">Orginal</text:p>
          </table:table-cell>
          <table:table-cell table:style-name="Tabell1.B2" office:value-type="string">
            <text:p text:style-name="Table_20_Contents">Bilen ska kunna bli en ”low rider”</text:p>
          </table:table-cell>
          <table:table-cell table:style-name="Tabell1.D2" office:value-type="float" office:value="3">
            <text:p text:style-name="P4">3</text:p>
          </table:table-cell>
        </table:table-row>
        <table:table-row>
          <table:table-cell table:style-name="Tabell1.A2" office:value-type="float" office:value="11">
            <text:p text:style-name="P4">11</text:p>
          </table:table-cell>
          <table:table-cell table:style-name="Tabell1.B2" office:value-type="string">
            <text:p text:style-name="P4">Orginal</text:p>
          </table:table-cell>
          <table:table-cell table:style-name="Tabell1.B2" office:value-type="string">
            <text:p text:style-name="Table_20_Contents">Bilen ska kunna ta emot data från kontrollen via bluetooth</text:p>
          </table:table-cell>
          <table:table-cell table:style-name="Tabell1.D2" office:value-type="float" office:value="1">
            <text:p text:style-name="P4">1</text:p>
          </table:table-cell>
        </table:table-row>
        <table:table-row>
          <table:table-cell table:style-name="Tabell1.A2" office:value-type="float" office:value="12">
            <text:p text:style-name="P4">12</text:p>
          </table:table-cell>
          <table:table-cell table:style-name="Tabell1.B2" office:value-type="string">
            <text:p text:style-name="P4">Orginal</text:p>
          </table:table-cell>
          <table:table-cell table:style-name="Tabell1.B2" office:value-type="string">
            <text:p text:style-name="Table_20_Contents">Bilen ska dras av batterier</text:p>
          </table:table-cell>
          <table:table-cell table:style-name="Tabell1.D2" office:value-type="float" office:value="1">
            <text:p text:style-name="P4">1</text:p>
          </table:table-cell>
        </table:table-row>
        <table:table-row>
          <table:table-cell table:style-name="Tabell1.A2" office:value-type="float" office:value="13">
            <text:p text:style-name="P4">13</text:p>
          </table:table-cell>
          <table:table-cell table:style-name="Tabell1.B2" office:value-type="string">
            <text:p text:style-name="P4">Orginal</text:p>
          </table:table-cell>
          <table:table-cell table:style-name="Tabell1.B2" office:value-type="string">
            <text:p text:style-name="Table_20_Contents">Vi ska kunna tuta</text:p>
          </table:table-cell>
          <table:table-cell table:style-name="Tabell1.D2" office:value-type="float" office:value="2">
            <text:p text:style-name="P4">2</text:p>
          </table:table-cell>
        </table:table-row>
        <table:table-row>
          <table:table-cell table:style-name="Tabell1.A2" office:value-type="float" office:value="14">
            <text:p text:style-name="P4">14</text:p>
          </table:table-cell>
          <table:table-cell table:style-name="Tabell1.B2" office:value-type="string">
            <text:p text:style-name="P4">Orginal</text:p>
          </table:table-cell>
          <table:table-cell table:style-name="Tabell1.B2" office:value-type="string">
            <text:p text:style-name="Table_20_Contents">Bilens hastighet ska kunna ändras baserat på användarens puls</text:p>
          </table:table-cell>
          <table:table-cell table:style-name="Tabell1.D2" office:value-type="float" office:value="1">
            <text:p text:style-name="P4">1</text:p>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6" office:value-type="string">
            <text:p text:style-name="P4"/>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6"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6"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6" office:value-type="string">
            <text:p text:style-name="Table_20_Contents"/>
          </table:table-cell>
        </table:table-row>
      </table:table>
      <text:p text:style-name="Standard"/>
      <text:p text:style-name="P2"/>
      <text:p text:style-name="P2">Kravlista för handkontroll</text:p>
      <text:p text:style-name="P2"/>
      <table:table table:name="Tabell2" table:style-name="Tabell2">
        <table:table-column table:style-name="Tabell2.A"/>
        <table:table-column table:style-name="Tabell2.B"/>
        <table:table-column table:style-name="Tabell2.C"/>
        <table:table-column table:style-name="Tabell2.D"/>
        <table:table-header-rows>
          <table:table-row>
            <table:table-cell table:style-name="Tabell2.A1" office:value-type="string">
              <text:p text:style-name="Table_20_Heading">Index</text:p>
            </table:table-cell>
            <table:table-cell table:style-name="Tabell2.A1" office:value-type="string">
              <text:p text:style-name="Table_20_Heading">Historik</text:p>
            </table:table-cell>
            <table:table-cell table:style-name="Tabell2.A1" office:value-type="string">
              <text:p text:style-name="Table_20_Heading">Uppgift</text:p>
            </table:table-cell>
            <table:table-cell table:style-name="Tabell2.D1" office:value-type="string">
              <text:p text:style-name="Table_20_Heading">Prio</text:p>
            </table:table-cell>
          </table:table-row>
        </table:table-header-rows>
        <table:table-row>
          <table:table-cell table:style-name="Tabell2.A2" office:value-type="float" office:value="15">
            <text:p text:style-name="P3">15</text:p>
          </table:table-cell>
          <table:table-cell table:style-name="Tabell2.B2" office:value-type="string">
            <text:p text:style-name="P3">Orginal</text:p>
          </table:table-cell>
          <table:table-cell table:style-name="Tabell2.B2" office:value-type="string">
            <text:p text:style-name="P10">Kontrollen ska kunna läsa puls och lutningen på kontrollen.Det ska sedan <text:s/>via BT till bilen. </text:p>
          </table:table-cell>
          <table:table-cell table:style-name="Tabell2.D2" office:value-type="float" office:value="1">
            <text:p text:style-name="P3">1</text:p>
          </table:table-cell>
        </table:table-row>
        <table:table-row>
          <table:table-cell table:style-name="Tabell2.A2" office:value-type="float" office:value="16">
            <text:p text:style-name="P5">16</text:p>
          </table:table-cell>
          <table:table-cell table:style-name="Tabell2.B2" office:value-type="string">
            <text:p text:style-name="P4">Orginal</text:p>
          </table:table-cell>
          <table:table-cell table:style-name="Tabell2.B2" office:value-type="string">
            <text:p text:style-name="Table_20_Contents">Distansdata ska skrivas ut på en display</text:p>
          </table:table-cell>
          <table:table-cell table:style-name="Tabell2.D2" office:value-type="float" office:value="1">
            <text:p text:style-name="P4">1</text:p>
          </table:table-cell>
        </table:table-row>
        <table:table-row>
          <table:table-cell table:style-name="Tabell2.A2" office:value-type="float" office:value="17">
            <text:p text:style-name="P5">17</text:p>
          </table:table-cell>
          <table:table-cell table:style-name="Tabell2.B2" office:value-type="string">
            <text:p text:style-name="P4">Orginal</text:p>
          </table:table-cell>
          <table:table-cell table:style-name="Tabell2.B2" office:value-type="string">
            <text:p text:style-name="Table_20_Contents">Kontrollen ska kunna drivas med batteri</text:p>
          </table:table-cell>
          <table:table-cell table:style-name="Tabell2.D2" office:value-type="float" office:value="1">
            <text:p text:style-name="P4">1</text:p>
          </table:table-cell>
        </table:table-row>
        <table:table-row>
          <table:table-cell table:style-name="Tabell2.A2" office:value-type="float" office:value="18">
            <text:p text:style-name="P5">18</text:p>
          </table:table-cell>
          <table:table-cell table:style-name="Tabell2.B2" office:value-type="string">
            <text:p text:style-name="P4">Orginal</text:p>
          </table:table-cell>
          <table:table-cell table:style-name="Tabell2.B2" office:value-type="string">
            <text:p text:style-name="Table_20_Contents">Kontrollen ska ha knapp för att kunna slå på och av lampor samt bil</text:p>
          </table:table-cell>
          <table:table-cell table:style-name="Tabell2.D2" office:value-type="float" office:value="1">
            <text:p text:style-name="P4">1</text:p>
          </table:table-cell>
        </table:table-row>
        <text:soft-page-break/>
        <table:table-row>
          <table:table-cell table:style-name="Tabell2.A2" office:value-type="float" office:value="19">
            <text:p text:style-name="P5">19</text:p>
          </table:table-cell>
          <table:table-cell table:style-name="Tabell2.B2" office:value-type="string">
            <text:p text:style-name="P4">Orginal</text:p>
          </table:table-cell>
          <table:table-cell table:style-name="Tabell2.B2" office:value-type="string">
            <text:p text:style-name="Table_20_Contents">Kontrollen ska ha knapp för tuta</text:p>
          </table:table-cell>
          <table:table-cell table:style-name="Tabell2.D2" office:value-type="float" office:value="2">
            <text:p text:style-name="P4">2</text:p>
          </table:table-cell>
        </table:table-row>
        <table:table-row>
          <table:table-cell table:style-name="Tabell2.A2" office:value-type="float" office:value="20">
            <text:p text:style-name="P5">20</text:p>
          </table:table-cell>
          <table:table-cell table:style-name="Tabell2.B2" office:value-type="string">
            <text:p text:style-name="P4">Orginal</text:p>
          </table:table-cell>
          <table:table-cell table:style-name="Tabell2.B2" office:value-type="string">
            <text:p text:style-name="Table_20_Contents">Kontrollen ska kunna detektera lutning med accelerometer och skicka till bilen</text:p>
          </table:table-cell>
          <table:table-cell table:style-name="Tabell2.D2" office:value-type="float" office:value="1">
            <text:p text:style-name="P4">1</text:p>
          </table:table-cell>
        </table:table-row>
        <table:table-row>
          <table:table-cell table:style-name="Tabell2.A2" office:value-type="float" office:value="21">
            <text:p text:style-name="P5">21</text:p>
          </table:table-cell>
          <table:table-cell table:style-name="Tabell2.B2" office:value-type="string">
            <text:p text:style-name="P4">Orginal</text:p>
          </table:table-cell>
          <table:table-cell table:style-name="Tabell2.B2" office:value-type="string">
            <text:p text:style-name="Table_20_Contents">Kontrollen ska kunna registrera puls och skicka hastighet till bilen</text:p>
          </table:table-cell>
          <table:table-cell table:style-name="Tabell2.D2" office:value-type="float" office:value="1">
            <text:p text:style-name="P4">1</text:p>
          </table:table-cell>
        </table:table-row>
        <table:table-row>
          <table:table-cell table:style-name="Tabell2.A2" office:value-type="float" office:value="22">
            <text:p text:style-name="P5">22</text:p>
          </table:table-cell>
          <table:table-cell table:style-name="Tabell2.B2" office:value-type="string">
            <text:p text:style-name="P4">Orginal</text:p>
          </table:table-cell>
          <table:table-cell table:style-name="Tabell2.B2" office:value-type="string">
            <text:p text:style-name="Table_20_Contents">Bilen ska ha en ”init low rider” knapp</text:p>
          </table:table-cell>
          <table:table-cell table:style-name="Tabell2.D2" office:value-type="float" office:value="3">
            <text:p text:style-name="P4">3</text:p>
          </table:table-cell>
        </table:table-row>
        <table:table-row>
          <table:table-cell table:style-name="Tabell2.A2" office:value-type="float" office:value="23">
            <text:p text:style-name="P5">23</text:p>
          </table:table-cell>
          <table:table-cell table:style-name="Tabell2.B2" office:value-type="string">
            <text:p text:style-name="P4">Orginal</text:p>
          </table:table-cell>
          <table:table-cell table:style-name="Tabell2.B2" office:value-type="string">
            <text:p text:style-name="Table_20_Contents">Vara bärbar</text:p>
          </table:table-cell>
          <table:table-cell table:style-name="Tabell2.D2" office:value-type="float" office:value="1">
            <text:p text:style-name="P4">1</text:p>
          </table:table-cell>
        </table:table-row>
        <table:table-row>
          <table:table-cell table:style-name="Tabell2.A2" office:value-type="float" office:value="24">
            <text:p text:style-name="P5">24</text:p>
          </table:table-cell>
          <table:table-cell table:style-name="Tabell2.B2" office:value-type="string">
            <text:p text:style-name="P4">Orginal</text:p>
          </table:table-cell>
          <table:table-cell table:style-name="Tabell2.B2" office:value-type="string">
            <text:p text:style-name="Table_20_Contents">Kunna skriva ut information på LCD skärm</text:p>
          </table:table-cell>
          <table:table-cell table:style-name="Tabell2.D2" office:value-type="float" office:value="1">
            <text:p text:style-name="P4">1</text:p>
          </table:table-cell>
        </table:table-row>
        <table:table-row>
          <table:table-cell table:style-name="Tabell2.B2" office:value-type="string">
            <text:p text:style-name="Table_20_Contents"/>
          </table:table-cell>
          <table:table-cell table:style-name="Tabell2.B2" office:value-type="string">
            <text:p text:style-name="P4"/>
          </table:table-cell>
          <table:table-cell table:style-name="Tabell2.B2" office:value-type="string">
            <text:p text:style-name="Table_20_Contents"/>
          </table:table-cell>
          <table:table-cell table:style-name="Tabell2.D12" office:value-type="string">
            <text:p text:style-name="Table_20_Contents"/>
          </table:table-cell>
        </table:table-row>
        <table:table-row>
          <table:table-cell table:style-name="Tabell2.B2" office:value-type="string">
            <text:p text:style-name="Table_20_Contents"/>
          </table:table-cell>
          <table:table-cell table:style-name="Tabell2.B2" office:value-type="string">
            <text:p text:style-name="Table_20_Contents"/>
          </table:table-cell>
          <table:table-cell table:style-name="Tabell2.B2" office:value-type="string">
            <text:p text:style-name="Table_20_Contents"/>
          </table:table-cell>
          <table:table-cell table:style-name="Tabell2.D12" office:value-type="string">
            <text:p text:style-name="Table_20_Contents"/>
          </table:table-cell>
        </table:table-row>
      </table:table>
      <text:p text:style-name="Standard"/>
      <text:p text:style-name="P2"/>
      <text:p text:style-name="P2"/>
      <text:p text:style-name="P2"/>
      <text:p text:style-name="P2"/>
      <text:p text:style-name="P2"/>
      <text:p text:style-name="P2">Ansvarsområden</text:p>
      <text:p text:style-name="P1"/>
      <text:p text:style-name="P1">Linkuras modul (1284p)</text:p>
      <text:p text:style-name="Standard">Janne</text:p>
      <text:p text:style-name="Standard"/>
      <text:p text:style-name="P1">MCU ( <text:span text:style-name="T2">Atmega8-16PU</text:span><text:span text:style-name="T1">) </text:span><text:s/>i handkontroll</text:p>
      <text:p text:style-name="Standard">Andreas</text:p>
      <text:p text:style-name="Standard"/>
      <text:p text:style-name="P1">Distanssensor + MCU (ATTINY84) i bil</text:p>
      <text:p text:style-name="Standard">Yasmine</text:p>
      <text:p text:style-name="Standard"/>
      <text:p text:style-name="P1">Master MCU (<text:span text:style-name="T2">UNO</text:span>) i bil</text:p>
      <text:p text:style-name="Standard">Christo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ffer Bask</meta:initial-creator>
    <meta:creation-date>2016-04-13T11:15:45</meta:creation-date>
    <dc:date>2016-04-13T15:40:10.23</dc:date>
    <dc:creator>Christoffer Bask</dc:creator>
    <meta:editing-duration>PT16M36S</meta:editing-duration>
    <meta:editing-cycles>2</meta:editing-cycles>
    <meta:generator>OpenOffice/4.1.1$Win32 OpenOffice.org_project/411m6$Build-9775</meta:generator>
    <meta:document-statistic meta:table-count="2" meta:image-count="0" meta:object-count="0" meta:page-count="2" meta:paragraph-count="117" meta:word-count="377" meta:character-count="2031"/>
  </office:meta>
</office:document-meta>
</file>